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5.65052414" calcext:value-type="float">
            <text:p>45,65052414</text:p>
          </table:table-cell>
          <table:table-cell office:value-type="float" office:value="7.894821332E-027" calcext:value-type="float">
            <text:p>7,89E-027</text:p>
          </table:table-cell>
          <table:table-cell office:value-type="float" office:value="4.088095665" calcext:value-type="float">
            <text:p>4,08809566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6.97229004" calcext:value-type="float">
            <text:p>46,97229004</text:p>
          </table:table-cell>
          <table:table-cell office:value-type="float" office:value="3.959094127E-027" calcext:value-type="float">
            <text:p>3,96E-027</text:p>
          </table:table-cell>
          <table:table-cell office:value-type="float" office:value="4.104332447" calcext:value-type="float">
            <text:p>4,104332447</text:p>
          </table:table-cell>
          <table:table-cell table:style-name="ce2" table:formula="of:=([.E3]-[.E2])/[.E2]" office:value-type="float" office:value="0.00397172261378575" calcext:value-type="float">
            <text:p>0,003971722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9506" calcext:value-type="float">
            <text:p>69506</text:p>
          </table:table-cell>
          <table:table-cell office:value-type="float" office:value="52.16135788" calcext:value-type="float">
            <text:p>52,16135788</text:p>
          </table:table-cell>
          <table:table-cell office:value-type="float" office:value="3.806389123E-021" calcext:value-type="float">
            <text:p>3,81E-021</text:p>
          </table:table-cell>
          <table:table-cell office:value-type="float" office:value="2.899386406" calcext:value-type="float">
            <text:p>2,899386406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9506" calcext:value-type="float">
            <text:p>69506</text:p>
          </table:table-cell>
          <table:table-cell office:value-type="float" office:value="51.47550583" calcext:value-type="float">
            <text:p>51,47550583</text:p>
          </table:table-cell>
          <table:table-cell office:value-type="float" office:value="9.311604467E-021" calcext:value-type="float">
            <text:p>9,31E-021</text:p>
          </table:table-cell>
          <table:table-cell office:value-type="float" office:value="2.90140748" calcext:value-type="float">
            <text:p>2,90140748</text:p>
          </table:table-cell>
          <table:table-cell table:formula="of:=([.E5]-[.E4])/[.E4]" office:value-type="float" office:value="0.000697069557826973" calcext:value-type="float">
            <text:p>0,000697069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9984" calcext:value-type="float">
            <text:p>69984</text:p>
          </table:table-cell>
          <table:table-cell office:value-type="float" office:value="52.31834412" calcext:value-type="float">
            <text:p>52,31834412</text:p>
          </table:table-cell>
          <table:table-cell office:value-type="float" office:value="1.938646451E-018" calcext:value-type="float">
            <text:p>1,94E-018</text:p>
          </table:table-cell>
          <table:table-cell office:value-type="float" office:value="2.352121353" calcext:value-type="float">
            <text:p>2,35212135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9984" calcext:value-type="float">
            <text:p>69984</text:p>
          </table:table-cell>
          <table:table-cell office:value-type="float" office:value="51.67123032" calcext:value-type="float">
            <text:p>51,67123032</text:p>
          </table:table-cell>
          <table:table-cell office:value-type="float" office:value="1.217996899E-017" calcext:value-type="float">
            <text:p>1,22E-017</text:p>
          </table:table-cell>
          <table:table-cell office:value-type="float" office:value="2.353188753" calcext:value-type="float">
            <text:p>2,353188753</text:p>
          </table:table-cell>
          <table:table-cell table:style-name="ce3" table:formula="of:=([.E7]-[.E6])/[.E6]" office:value-type="float" office:value="0.000453803116339346" calcext:value-type="float">
            <text:p>0,000453803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0271" calcext:value-type="float">
            <text:p>70271</text:p>
          </table:table-cell>
          <table:table-cell office:value-type="float" office:value="51.92024994" calcext:value-type="float">
            <text:p>51,92024994</text:p>
          </table:table-cell>
          <table:table-cell office:value-type="float" office:value="1.69381909E-015" calcext:value-type="float">
            <text:p>1,69E-015</text:p>
          </table:table-cell>
          <table:table-cell office:value-type="float" office:value="2.015315533" calcext:value-type="float">
            <text:p>2,01531553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0271" calcext:value-type="float">
            <text:p>70271</text:p>
          </table:table-cell>
          <table:table-cell office:value-type="float" office:value="51.87848663" calcext:value-type="float">
            <text:p>51,87848663</text:p>
          </table:table-cell>
          <table:table-cell office:value-type="float" office:value="2.048868938E-015" calcext:value-type="float">
            <text:p>2,05E-015</text:p>
          </table:table-cell>
          <table:table-cell office:value-type="float" office:value="2.016038179" calcext:value-type="float">
            <text:p>2,016038179</text:p>
          </table:table-cell>
          <table:table-cell table:style-name="ce3" table:formula="of:=([.E9]-[.E8])/[.E8]" office:value-type="float" office:value="0.000358577100293838" calcext:value-type="float">
            <text:p>0,000358577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42" calcext:value-type="float">
            <text:p>70542</text:p>
          </table:table-cell>
          <table:table-cell office:value-type="float" office:value="51.95369339" calcext:value-type="float">
            <text:p>51,95369339</text:p>
          </table:table-cell>
          <table:table-cell office:value-type="float" office:value="0.0000000000000658750398" calcext:value-type="float">
            <text:p>6,59E-014</text:p>
          </table:table-cell>
          <table:table-cell office:value-type="float" office:value="1.780227661" calcext:value-type="float">
            <text:p>1,78022766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42" calcext:value-type="float">
            <text:p>70542</text:p>
          </table:table-cell>
          <table:table-cell office:value-type="float" office:value="52.02416992" calcext:value-type="float">
            <text:p>52,02416992</text:p>
          </table:table-cell>
          <table:table-cell office:value-type="float" office:value="0.00000000000007807698986" calcext:value-type="float">
            <text:p>7,81E-014</text:p>
          </table:table-cell>
          <table:table-cell office:value-type="float" office:value="1.78128171" calcext:value-type="float">
            <text:p>1,78128171</text:p>
          </table:table-cell>
          <table:table-cell table:style-name="ce3" table:formula="of:=([.E11]-[.E10])/[.E10]" office:value-type="float" office:value="0.000592086632002931" calcext:value-type="float">
            <text:p>0,000592086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0872" calcext:value-type="float">
            <text:p>70872</text:p>
          </table:table-cell>
          <table:table-cell office:value-type="float" office:value="52.06516647" calcext:value-type="float">
            <text:p>52,06516647</text:p>
          </table:table-cell>
          <table:table-cell office:value-type="float" office:value="0.0000000000009974597103" calcext:value-type="float">
            <text:p>9,97E-013</text:p>
          </table:table-cell>
          <table:table-cell office:value-type="float" office:value="1.602888942" calcext:value-type="float">
            <text:p>1,602888942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0872" calcext:value-type="float">
            <text:p>70872</text:p>
          </table:table-cell>
          <table:table-cell office:value-type="float" office:value="52.14064789" calcext:value-type="float">
            <text:p>52,14064789</text:p>
          </table:table-cell>
          <table:table-cell office:value-type="float" office:value="0.0000000000006845429171" calcext:value-type="float">
            <text:p>6,85E-013</text:p>
          </table:table-cell>
          <table:table-cell office:value-type="float" office:value="1.603259921" calcext:value-type="float">
            <text:p>1,603259921</text:p>
          </table:table-cell>
          <table:table-cell table:formula="of:=([.E13]-[.E12])/[.E12]" office:value-type="float" office:value="0.000231443982349315" calcext:value-type="float">
            <text:p>0,00023144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0988" calcext:value-type="float">
            <text:p>70988</text:p>
          </table:table-cell>
          <table:table-cell office:value-type="float" office:value="52.16871262" calcext:value-type="float">
            <text:p>52,16871262</text:p>
          </table:table-cell>
          <table:table-cell office:value-type="float" office:value="0.00000000001294833685" calcext:value-type="float">
            <text:p>1,29E-011</text:p>
          </table:table-cell>
          <table:table-cell office:value-type="float" office:value="1.462477684" calcext:value-type="float">
            <text:p>1,462477684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0988" calcext:value-type="float">
            <text:p>70988</text:p>
          </table:table-cell>
          <table:table-cell office:value-type="float" office:value="52.23317719" calcext:value-type="float">
            <text:p>52,23317719</text:p>
          </table:table-cell>
          <table:table-cell office:value-type="float" office:value="0.000000000003405026261" calcext:value-type="float">
            <text:p>3,41E-012</text:p>
          </table:table-cell>
          <table:table-cell office:value-type="float" office:value="1.462803245" calcext:value-type="float">
            <text:p>1,462803245</text:p>
          </table:table-cell>
          <table:table-cell table:formula="of:=([.E15]-[.E14])/[.E14]" office:value-type="float" office:value="0.000222609208715911" calcext:value-type="float">
            <text:p>0,000222609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1096" calcext:value-type="float">
            <text:p>71096</text:p>
          </table:table-cell>
          <table:table-cell office:value-type="float" office:value="52.25027847" calcext:value-type="float">
            <text:p>52,25027847</text:p>
          </table:table-cell>
          <table:table-cell office:value-type="float" office:value="0.0000000001370946273" calcext:value-type="float">
            <text:p>1,37E-010</text:p>
          </table:table-cell>
          <table:table-cell office:value-type="float" office:value="1.347282767" calcext:value-type="float">
            <text:p>1,347282767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1096" calcext:value-type="float">
            <text:p>71096</text:p>
          </table:table-cell>
          <table:table-cell office:value-type="float" office:value="52.31950378" calcext:value-type="float">
            <text:p>52,31950378</text:p>
          </table:table-cell>
          <table:table-cell office:value-type="float" office:value="0.0000000002180650382" calcext:value-type="float">
            <text:p>2,18E-010</text:p>
          </table:table-cell>
          <table:table-cell office:value-type="float" office:value="1.347533941" calcext:value-type="float">
            <text:p>1,347533941</text:p>
          </table:table-cell>
          <table:table-cell table:formula="of:=([.E17]-[.E16])/[.E16]" office:value-type="float" office:value="0.000186430054738439" calcext:value-type="float">
            <text:p>0,000186430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1209" calcext:value-type="float">
            <text:p>71209</text:p>
          </table:table-cell>
          <table:table-cell office:value-type="float" office:value="52.33047485" calcext:value-type="float">
            <text:p>52,33047485</text:p>
          </table:table-cell>
          <table:table-cell office:value-type="float" office:value="0.0000000007362194743" calcext:value-type="float">
            <text:p>7,36E-010</text:p>
          </table:table-cell>
          <table:table-cell office:value-type="float" office:value="1.251028657" calcext:value-type="float">
            <text:p>1,251028657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1209" calcext:value-type="float">
            <text:p>71209</text:p>
          </table:table-cell>
          <table:table-cell office:value-type="float" office:value="52.5634079" calcext:value-type="float">
            <text:p>52,5634079</text:p>
          </table:table-cell>
          <table:table-cell office:value-type="float" office:value="0.000000001019005436" calcext:value-type="float">
            <text:p>1,02E-009</text:p>
          </table:table-cell>
          <table:table-cell office:value-type="float" office:value="1.251569152" calcext:value-type="float">
            <text:p>1,251569152</text:p>
          </table:table-cell>
          <table:table-cell table:style-name="ce3" table:formula="of:=([.E19]-[.E18])/[.E18]" office:value-type="float" office:value="0.000432040462842959" calcext:value-type="float">
            <text:p>0,00043204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1490" calcext:value-type="float">
            <text:p>71490</text:p>
          </table:table-cell>
          <table:table-cell office:value-type="float" office:value="52.56627274" calcext:value-type="float">
            <text:p>52,56627274</text:p>
          </table:table-cell>
          <table:table-cell office:value-type="float" office:value="0.000000006741982972" calcext:value-type="float">
            <text:p>6,74E-009</text:p>
          </table:table-cell>
          <table:table-cell office:value-type="float" office:value="1.168533802" calcext:value-type="float">
            <text:p>1,168533802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1490" calcext:value-type="float">
            <text:p>71490</text:p>
          </table:table-cell>
          <table:table-cell office:value-type="float" office:value="52.70024872" calcext:value-type="float">
            <text:p>52,70024872</text:p>
          </table:table-cell>
          <table:table-cell office:value-type="float" office:value="0.0000000143259884" calcext:value-type="float">
            <text:p>1,43E-008</text:p>
          </table:table-cell>
          <table:table-cell office:value-type="float" office:value="1.168856859" calcext:value-type="float">
            <text:p>1,168856859</text:p>
          </table:table-cell>
          <table:table-cell table:style-name="ce3" table:formula="of:=([.E21]-[.E20])/[.E20]" office:value-type="float" office:value="0.000276463547264938" calcext:value-type="float">
            <text:p>0,000276463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1639" calcext:value-type="float">
            <text:p>71639</text:p>
          </table:table-cell>
          <table:table-cell office:value-type="float" office:value="67.41544342" calcext:value-type="float">
            <text:p>67,41544342</text:p>
          </table:table-cell>
          <table:table-cell office:value-type="float" office:value="0.00000000198259209" calcext:value-type="float">
            <text:p>1,98E-009</text:p>
          </table:table-cell>
          <table:table-cell office:value-type="float" office:value="1.095776916" calcext:value-type="float">
            <text:p>1,095776916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74222462761604" calcext:value-type="float">
            <text:p>0,00074222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6T11:07:13.057278299</dc:date>
    <meta:document-statistic meta:table-count="1" meta:cell-count="121" meta:object-count="0"/>
    <meta:generator>LibreOffice/4.1.4.2$Linux_X86_64 LibreOffice_project/410m0$Build-2</meta:generator>
  </office:meta>
</office:document-meta>
</file>